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monospace"/>
    <style:font-face style:name="Lohit Devanagari1" svg:font-family="'Lohit Devanagari'"/>
    <style:font-face style:name="UbuntuMono" svg:font-family="UbuntuMon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0bde" officeooo:paragraph-rsid="00150bde"/>
    </style:style>
    <style:style style:name="P2" style:family="paragraph" style:parent-style-name="Standard">
      <style:text-properties officeooo:rsid="00150bde" officeooo:paragraph-rsid="00161b6c"/>
    </style:style>
    <style:style style:name="P3" style:family="paragraph" style:parent-style-name="Standard">
      <style:text-properties officeooo:rsid="00150bde" officeooo:paragraph-rsid="00209244"/>
    </style:style>
    <style:style style:name="P4" style:family="paragraph" style:parent-style-name="Standard">
      <style:text-properties fo:font-weight="bold" officeooo:rsid="00150bde" officeooo:paragraph-rsid="00150bde" style:font-weight-asian="bold" style:font-weight-complex="bold"/>
    </style:style>
    <style:style style:name="P5" style:family="paragraph" style:parent-style-name="Standard">
      <style:text-properties fo:font-weight="bold" officeooo:rsid="00150bde" officeooo:paragraph-rsid="001ea29d" style:font-weight-asian="bold" style:font-weight-complex="bold"/>
    </style:style>
    <style:style style:name="P6" style:family="paragraph" style:parent-style-name="Standard">
      <style:text-properties fo:font-weight="bold" officeooo:rsid="00150bde" officeooo:paragraph-rsid="00209244" style:font-weight-asian="bold" style:font-weight-complex="bold"/>
    </style:style>
    <style:style style:name="P7" style:family="paragraph" style:parent-style-name="Standard">
      <style:text-properties fo:font-weight="bold" officeooo:rsid="0017f3e5" officeooo:paragraph-rsid="0017f3e5" style:font-weight-asian="bold" style:font-weight-complex="bold"/>
    </style:style>
    <style:style style:name="P8" style:family="paragraph" style:parent-style-name="Standard">
      <style:text-properties fo:font-weight="bold" officeooo:rsid="0022926f" officeooo:paragraph-rsid="0022926f" style:font-weight-asian="bold" style:font-weight-complex="bold"/>
    </style:style>
    <style:style style:name="P9" style:family="paragraph" style:parent-style-name="Standard">
      <style:text-properties fo:font-weight="bold" officeooo:rsid="0022926f" officeooo:paragraph-rsid="006b78c5" style:font-weight-asian="bold" style:font-weight-complex="bold"/>
    </style:style>
    <style:style style:name="P10" style:family="paragraph" style:parent-style-name="Standard">
      <style:text-properties fo:font-weight="bold" officeooo:rsid="0022926f" officeooo:paragraph-rsid="007cfc25" style:font-weight-asian="bold" style:font-weight-complex="bold"/>
    </style:style>
    <style:style style:name="P11" style:family="paragraph" style:parent-style-name="Standard">
      <style:text-properties officeooo:rsid="00161b6c" officeooo:paragraph-rsid="00161b6c"/>
    </style:style>
    <style:style style:name="P12" style:family="paragraph" style:parent-style-name="Standard">
      <style:text-properties officeooo:rsid="0017f3e5" officeooo:paragraph-rsid="0017f3e5"/>
    </style:style>
    <style:style style:name="P13" style:family="paragraph" style:parent-style-name="Standard">
      <style:text-properties officeooo:rsid="001bc693" officeooo:paragraph-rsid="001bc693"/>
    </style:style>
    <style:style style:name="P14" style:family="paragraph" style:parent-style-name="Standard">
      <style:text-properties officeooo:rsid="00247c6f" officeooo:paragraph-rsid="00247c6f"/>
    </style:style>
    <style:style style:name="P15" style:family="paragraph" style:parent-style-name="Standard">
      <style:text-properties officeooo:rsid="0026f30b" officeooo:paragraph-rsid="0026f30b"/>
    </style:style>
    <style:style style:name="P16" style:family="paragraph" style:parent-style-name="Standard">
      <style:text-properties officeooo:rsid="00292ca3" officeooo:paragraph-rsid="00292ca3"/>
    </style:style>
    <style:style style:name="P17" style:family="paragraph" style:parent-style-name="Standard">
      <style:text-properties officeooo:rsid="002af7c4" officeooo:paragraph-rsid="002af7c4"/>
    </style:style>
    <style:style style:name="P18" style:family="paragraph" style:parent-style-name="Standard">
      <style:text-properties officeooo:rsid="002bf2ad" officeooo:paragraph-rsid="002bf2ad"/>
    </style:style>
    <style:style style:name="P19" style:family="paragraph" style:parent-style-name="Standard">
      <style:text-properties officeooo:rsid="002bf4f7" officeooo:paragraph-rsid="002bf4f7"/>
    </style:style>
    <style:style style:name="P20" style:family="paragraph" style:parent-style-name="Standard">
      <style:text-properties officeooo:rsid="002e1632" officeooo:paragraph-rsid="002e1632"/>
    </style:style>
    <style:style style:name="P21" style:family="paragraph" style:parent-style-name="Standard">
      <style:text-properties fo:font-weight="normal" officeooo:rsid="002fa0b0" officeooo:paragraph-rsid="002fa0b0" style:font-weight-asian="normal" style:font-weight-complex="normal"/>
    </style:style>
    <style:style style:name="P22" style:family="paragraph" style:parent-style-name="Standard">
      <style:text-properties fo:font-weight="normal" officeooo:rsid="00319378" officeooo:paragraph-rsid="00319378" style:font-weight-asian="normal" style:font-weight-complex="normal"/>
    </style:style>
    <style:style style:name="P23" style:family="paragraph" style:parent-style-name="Standard">
      <style:text-properties fo:font-weight="normal" officeooo:rsid="0032a2bd" officeooo:paragraph-rsid="0032a2bd" style:font-weight-asian="normal" style:font-weight-complex="normal"/>
    </style:style>
    <style:style style:name="P24" style:family="paragraph" style:parent-style-name="Standard">
      <style:text-properties fo:font-weight="normal" officeooo:rsid="00381953" officeooo:paragraph-rsid="00381953" style:font-weight-asian="normal" style:font-weight-complex="normal"/>
    </style:style>
    <style:style style:name="P25" style:family="paragraph" style:parent-style-name="Standard">
      <style:text-properties fo:font-weight="normal" officeooo:rsid="003b5f40" officeooo:paragraph-rsid="003b5f40" style:font-weight-asian="normal" style:font-weight-complex="normal"/>
    </style:style>
    <style:style style:name="P26" style:family="paragraph" style:parent-style-name="Standard">
      <style:text-properties fo:font-weight="normal" officeooo:rsid="003cdcd7" officeooo:paragraph-rsid="003cdcd7" style:font-weight-asian="normal" style:font-weight-complex="normal"/>
    </style:style>
    <style:style style:name="P27" style:family="paragraph" style:parent-style-name="Standard">
      <style:text-properties fo:font-weight="normal" officeooo:rsid="00404042" officeooo:paragraph-rsid="00404042" style:font-weight-asian="normal" style:font-weight-complex="normal"/>
    </style:style>
    <style:style style:name="P28" style:family="paragraph" style:parent-style-name="Standard">
      <style:text-properties fo:font-weight="normal" officeooo:rsid="0041adcf" officeooo:paragraph-rsid="0041adcf" style:font-weight-asian="normal" style:font-weight-complex="normal"/>
    </style:style>
    <style:style style:name="P29" style:family="paragraph" style:parent-style-name="Standard">
      <style:text-properties fo:font-weight="normal" officeooo:rsid="00450d00" officeooo:paragraph-rsid="00450d00" style:font-weight-asian="normal" style:font-weight-complex="normal"/>
    </style:style>
    <style:style style:name="P30" style:family="paragraph" style:parent-style-name="Standard">
      <style:text-properties fo:font-weight="normal" officeooo:rsid="004b0c45" officeooo:paragraph-rsid="004b0c45" style:font-weight-asian="normal" style:font-weight-complex="normal"/>
    </style:style>
    <style:style style:name="P31" style:family="paragraph" style:parent-style-name="Standard">
      <style:text-properties fo:font-weight="normal" officeooo:rsid="004dd90f" officeooo:paragraph-rsid="004dd90f" style:font-weight-asian="normal" style:font-weight-complex="normal"/>
    </style:style>
    <style:style style:name="P32" style:family="paragraph" style:parent-style-name="Standard">
      <style:text-properties fo:font-weight="normal" officeooo:rsid="004fb6bf" officeooo:paragraph-rsid="004fb6bf" style:font-weight-asian="normal" style:font-weight-complex="normal"/>
    </style:style>
    <style:style style:name="P33" style:family="paragraph" style:parent-style-name="Standard">
      <style:text-properties fo:font-weight="normal" officeooo:rsid="0050c0c9" officeooo:paragraph-rsid="0050c0c9" style:font-weight-asian="normal" style:font-weight-complex="normal"/>
    </style:style>
    <style:style style:name="P34" style:family="paragraph" style:parent-style-name="Standard">
      <style:text-properties fo:font-weight="normal" officeooo:rsid="0050ec0f" officeooo:paragraph-rsid="0050ec0f" style:font-weight-asian="normal" style:font-weight-complex="normal"/>
    </style:style>
    <style:style style:name="P35" style:family="paragraph" style:parent-style-name="Standard">
      <style:text-properties fo:font-weight="normal" officeooo:rsid="0054c422" officeooo:paragraph-rsid="0054c422" style:font-weight-asian="normal" style:font-weight-complex="normal"/>
    </style:style>
    <style:style style:name="P36" style:family="paragraph" style:parent-style-name="Standard">
      <style:text-properties fo:font-weight="normal" officeooo:rsid="00599a98" officeooo:paragraph-rsid="00599a98" style:font-weight-asian="normal" style:font-weight-complex="normal"/>
    </style:style>
    <style:style style:name="P37" style:family="paragraph" style:parent-style-name="Standard">
      <style:text-properties fo:font-weight="normal" officeooo:rsid="005bdb3e" officeooo:paragraph-rsid="005bdb3e" style:font-weight-asian="normal" style:font-weight-complex="normal"/>
    </style:style>
    <style:style style:name="P38" style:family="paragraph" style:parent-style-name="Standard">
      <style:text-properties fo:font-weight="normal" officeooo:rsid="005bdb3e" officeooo:paragraph-rsid="005ccd3e" style:font-weight-asian="normal" style:font-weight-complex="normal"/>
    </style:style>
    <style:style style:name="P39" style:family="paragraph" style:parent-style-name="Standard">
      <style:text-properties fo:font-weight="normal" officeooo:rsid="005d3bc0" officeooo:paragraph-rsid="005d3bc0" style:font-weight-asian="normal" style:font-weight-complex="normal"/>
    </style:style>
    <style:style style:name="P40" style:family="paragraph" style:parent-style-name="Standard">
      <style:text-properties fo:font-weight="normal" officeooo:rsid="0062a467" officeooo:paragraph-rsid="0062a467" style:font-weight-asian="normal" style:font-weight-complex="normal"/>
    </style:style>
    <style:style style:name="P41" style:family="paragraph" style:parent-style-name="Standard">
      <style:text-properties fo:font-weight="normal" officeooo:rsid="00150bde" officeooo:paragraph-rsid="001ea29d" style:font-weight-asian="normal" style:font-weight-complex="normal"/>
    </style:style>
    <style:style style:name="P42" style:family="paragraph" style:parent-style-name="Standard">
      <style:text-properties fo:font-weight="normal" officeooo:rsid="0063c9aa" officeooo:paragraph-rsid="0063c9aa" style:font-weight-asian="normal" style:font-weight-complex="normal"/>
    </style:style>
    <style:style style:name="P43" style:family="paragraph" style:parent-style-name="Standard">
      <style:text-properties fo:font-weight="normal" officeooo:rsid="00649d05" officeooo:paragraph-rsid="00658720" style:font-weight-asian="normal" style:font-weight-complex="normal"/>
    </style:style>
    <style:style style:name="P44" style:family="paragraph" style:parent-style-name="Standard">
      <style:text-properties fo:font-weight="normal" officeooo:rsid="006931a2" officeooo:paragraph-rsid="006931a2" style:font-weight-asian="normal" style:font-weight-complex="normal"/>
    </style:style>
    <style:style style:name="P45" style:family="paragraph" style:parent-style-name="Standard">
      <style:text-properties fo:font-weight="normal" officeooo:rsid="006d4fc8" officeooo:paragraph-rsid="006d4fc8" style:font-weight-asian="normal" style:font-weight-complex="normal"/>
    </style:style>
    <style:style style:name="P46" style:family="paragraph" style:parent-style-name="Standard">
      <style:text-properties fo:font-weight="normal" officeooo:rsid="006d7663" officeooo:paragraph-rsid="006d7663" style:font-weight-asian="normal" style:font-weight-complex="normal"/>
    </style:style>
    <style:style style:name="P47" style:family="paragraph" style:parent-style-name="Standard">
      <style:text-properties fo:font-weight="normal" officeooo:rsid="006d7663" officeooo:paragraph-rsid="007cfc25" style:font-weight-asian="normal" style:font-weight-complex="normal"/>
    </style:style>
    <style:style style:name="P48" style:family="paragraph" style:parent-style-name="Standard">
      <style:text-properties fo:font-weight="normal" officeooo:rsid="006de8ab" officeooo:paragraph-rsid="006de8ab" style:font-weight-asian="normal" style:font-weight-complex="normal"/>
    </style:style>
    <style:style style:name="P49" style:family="paragraph" style:parent-style-name="Standard">
      <style:text-properties fo:font-weight="normal" officeooo:rsid="006e2a4c" officeooo:paragraph-rsid="006e2a4c" style:font-weight-asian="normal" style:font-weight-complex="normal"/>
    </style:style>
    <style:style style:name="P50" style:family="paragraph" style:parent-style-name="Standard">
      <style:text-properties fo:font-weight="normal" officeooo:rsid="006f9fb1" officeooo:paragraph-rsid="006f9fb1" style:font-weight-asian="normal" style:font-weight-complex="normal"/>
    </style:style>
    <style:style style:name="P51" style:family="paragraph" style:parent-style-name="Standard">
      <style:text-properties fo:font-weight="normal" officeooo:rsid="0071349e" officeooo:paragraph-rsid="0071349e" style:font-weight-asian="normal" style:font-weight-complex="normal"/>
    </style:style>
    <style:style style:name="P52" style:family="paragraph" style:parent-style-name="Standard">
      <style:text-properties fo:font-weight="normal" officeooo:rsid="00772b1d" officeooo:paragraph-rsid="007b655e" style:font-weight-asian="normal" style:font-weight-complex="normal"/>
    </style:style>
    <style:style style:name="P53" style:family="paragraph" style:parent-style-name="Standard">
      <style:text-properties officeooo:rsid="007a39c5" officeooo:paragraph-rsid="007a39c5"/>
    </style:style>
    <style:style style:name="P54" style:family="paragraph" style:parent-style-name="Standard">
      <style:text-properties officeooo:rsid="007b655e" officeooo:paragraph-rsid="007b655e"/>
    </style:style>
    <style:style style:name="P55" style:family="paragraph" style:parent-style-name="Standard">
      <style:text-properties officeooo:rsid="007eaa28" officeooo:paragraph-rsid="007eaa28"/>
    </style:style>
    <style:style style:name="P56" style:family="paragraph" style:parent-style-name="Standard">
      <style:paragraph-properties fo:break-before="page"/>
      <style:text-properties fo:font-weight="bold" officeooo:rsid="0022926f" officeooo:paragraph-rsid="0022926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6d1"/>
    </style:style>
    <style:style style:name="T3" style:family="text">
      <style:text-properties officeooo:rsid="001b18ae"/>
    </style:style>
    <style:style style:name="T4" style:family="text">
      <style:text-properties officeooo:rsid="001ea29d"/>
    </style:style>
    <style:style style:name="T5" style:family="text">
      <style:text-properties officeooo:rsid="001f4d1c"/>
    </style:style>
    <style:style style:name="T6" style:family="text">
      <style:text-properties officeooo:rsid="00209244"/>
    </style:style>
    <style:style style:name="T7" style:family="text">
      <style:text-properties officeooo:rsid="0021605b"/>
    </style:style>
    <style:style style:name="T8" style:family="text">
      <style:text-properties officeooo:rsid="0032e917"/>
    </style:style>
    <style:style style:name="T9" style:family="text">
      <style:text-properties officeooo:rsid="00349afa"/>
    </style:style>
    <style:style style:name="T10" style:family="text">
      <style:text-properties officeooo:rsid="00386940"/>
    </style:style>
    <style:style style:name="T11" style:family="text">
      <style:text-properties officeooo:rsid="003cd81c"/>
    </style:style>
    <style:style style:name="T12" style:family="text">
      <style:text-properties officeooo:rsid="0046dc07"/>
    </style:style>
    <style:style style:name="T13" style:family="text">
      <style:text-properties officeooo:rsid="00531a1b"/>
    </style:style>
    <style:style style:name="T14" style:family="text">
      <style:text-properties officeooo:rsid="0055b6bd"/>
    </style:style>
    <style:style style:name="T15" style:family="text">
      <style:text-properties officeooo:rsid="0057a62e"/>
    </style:style>
    <style:style style:name="T16" style:family="text">
      <style:text-properties officeooo:rsid="005ccd3e"/>
    </style:style>
    <style:style style:name="T17" style:family="text">
      <style:text-properties officeooo:rsid="005e7a9a"/>
    </style:style>
    <style:style style:name="T18" style:family="text">
      <style:text-properties officeooo:rsid="00658720"/>
    </style:style>
    <style:style style:name="T19" style:family="text">
      <style:text-properties officeooo:rsid="006984e5"/>
    </style:style>
    <style:style style:name="T20" style:family="text">
      <style:text-properties officeooo:rsid="006b78c5"/>
    </style:style>
    <style:style style:name="T21" style:family="text">
      <style:text-properties officeooo:rsid="00732395"/>
    </style:style>
    <style:style style:name="T22" style:family="text">
      <style:text-properties officeooo:rsid="00754660"/>
    </style:style>
    <style:style style:name="T23" style:family="text">
      <style:text-properties officeooo:rsid="00786643"/>
    </style:style>
    <style:style style:name="T24" style:family="text">
      <style:text-properties officeooo:rsid="007cfc2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 (minimal)</text:p>
      <text:p text:style-name="P2">Install Ubuntu 16 LTS</text:p>
      <text:p text:style-name="P2"/>
      <text:p text:style-name="P7">Create <text:span text:style-name="T3">EVSE </text:span>user</text:p>
      <text:p text:style-name="P12">adduser <text:span text:style-name="T2">evse</text:span></text:p>
      <text:p text:style-name="P14">adduser evse sudo</text:p>
      <text:p text:style-name="P1"/>
      <text:p text:style-name="P4">Install G<text:span text:style-name="T4">n</text:span>ome <text:span text:style-name="T5">Desktop</text:span></text:p>
      <text:p text:style-name="P1">apt-get update</text:p>
      <text:p text:style-name="P13">apt-get install ubuntu-gnome-desktop</text:p>
      <text:p text:style-name="P11">reboot</text:p>
      <text:p text:style-name="P11"/>
      <text:p text:style-name="P5">Install <text:span text:style-name="T4">NodeJs</text:span></text:p>
      <text:p text:style-name="P15">curl -sL https://deb.nodesource.com/setup_8.x | sudo -E bash -</text:p>
      <text:p text:style-name="P16">sudo apt-get install -y nodejs</text:p>
      <text:p text:style-name="P15"/>
      <text:p text:style-name="P6">Install <text:span text:style-name="T6">MongoDB</text:span></text:p>
      <text:p text:style-name="P17">sudo apt-key adv --keyserver hkp://keyserver.ubuntu.com:80 --recv 2930ADAE8CAF5059EE73BB4B58712A2291FA4AD5</text:p>
      <text:p text:style-name="P18">echo "deb [ arch=amd64,arm64 ] https://repo.mongodb.org/apt/ubuntu xenial/mongodb-org/3.6 multiverse" | sudo tee /etc/apt/sources.list.d/mongodb-org-3.6.list</text:p>
      <text:p text:style-name="P19">sudo apt-get update</text:p>
      <text:p text:style-name="P20">sudo apt-get install -y mongodb-org</text:p>
      <text:p text:style-name="P3"/>
      <text:p text:style-name="P6">Install <text:span text:style-name="T7">FTP</text:span></text:p>
      <text:p text:style-name="P21">sudo apt install vsftpd</text:p>
      <text:p text:style-name="P22"/>
      <text:p text:style-name="P22">sudo cp /etc/vsftpd.conf /etc/vsftpd.conf.orig</text:p>
      <text:p text:style-name="P23">sudo mkdir /home/evse/ftp</text:p>
      <text:p text:style-name="P23">sudo chown <text:span text:style-name="T9">evse</text:span> /home/<text:span text:style-name="T8">evse</text:span>/ftp</text:p>
      <text:p text:style-name="P24"/>
      <text:p text:style-name="P24">sudo mkdir /home/evse/ftp/files</text:p>
      <text:p text:style-name="P24">sudo chown evse:evse/home/<text:span text:style-name="T10">evse</text:span>/ftp/files</text:p>
      <text:p text:style-name="P24"/>
      <text:p text:style-name="P25">sudo <text:span text:style-name="T11">gedit</text:span> /etc/vsftpd.conf</text:p>
      <text:p text:style-name="P26"><text:tab/>write_enable=YES</text:p>
      <text:p text:style-name="P27"><text:tab/>local_root=/home/<text:span text:style-name="T12">evse</text:span>/ftp</text:p>
      <text:p text:style-name="P29">sudo systemctl restart vsftpd</text:p>
      <text:p text:style-name="P29"/>
      <text:p text:style-name="P28"/>
      <text:p text:style-name="P8"/>
      <text:p text:style-name="P56">Install NGINX</text:p>
      <text:p text:style-name="P30">sudo apt-get update</text:p>
      <text:p text:style-name="P30">sudo apt-get install nginx</text:p>
      <text:p text:style-name="P31"/>
      <text:p text:style-name="P31">sudo systemctl enable nginx.service</text:p>
      <text:p text:style-name="P32">sudo systemctl start nginx.service</text:p>
      <text:p text:style-name="P33"/>
      <text:p text:style-name="P36">transfer the conf via FTP</text:p>
      <text:p text:style-name="P33">copy /etc/nginx/nginx.conf</text:p>
      <text:p text:style-name="P34">sudo systemctl <text:span text:style-name="T13">re</text:span>start nginx.service</text:p>
      <text:p text:style-name="P34"/>
      <text:p text:style-name="P35"><text:span text:style-name="T15">c</text:span>opy the SSL keys in /etc/pki/<text:span text:style-name="T14">nginx</text:span></text:p>
      <text:p text:style-name="P37">create dir:</text:p>
      <text:p text:style-name="P37"><text:tab/>/var/www/html/evse</text:p>
      <text:p text:style-name="P38"><text:tab/><text:span text:style-name="T16">/var/www/nodejs/evse/dist</text:span></text:p>
      <text:p text:style-name="P39">check conf</text:p>
      <text:p text:style-name="P39"><text:tab/><text:span text:style-name="T17">sudo </text:span>nginx -t</text:p>
      <text:p text:style-name="P8"/>
      <text:p text:style-name="P8"/>
      <text:p text:style-name="P8">Install PM2</text:p>
      <text:p text:style-name="P40">sudo npm install -g pm2</text:p>
      <text:p text:style-name="P42">pm2 startup</text:p>
      <text:p text:style-name="P43">copy the pm2-<text:span text:style-name="T19">evse-</text:span>env.json <text:span text:style-name="T18">in /var/www/nodejs/evse</text:span></text:p>
      <text:p text:style-name="P44">pm2 start pm2-<text:span text:style-name="T19">evse-</text:span>env.json</text:p>
      <text:p text:style-name="P44">pm2 save</text:p>
      <text:p text:style-name="P41"/>
      <text:p text:style-name="P9">Install <text:span text:style-name="T20">MongoDB</text:span></text:p>
      <text:p text:style-name="P46">sudo apt-key adv --keyserver hkp://keyserver.ubuntu.com:80 --recv 2930ADAE8CAF5059EE73BB4B58712A2291FA4AD5</text:p>
      <text:p text:style-name="P48">echo "deb [ arch=amd64,arm64 ] https://repo.mongodb.org/apt/ubuntu xenial/mongodb-org/3.6 multiverse" | sudo tee /etc/apt/sources.list.d/mongodb-org-3.6.list</text:p>
      <text:p text:style-name="P49">sudo apt-get update</text:p>
      <text:p text:style-name="P50">sudo apt-get install -y mongodb-org</text:p>
      <text:p text:style-name="P51"/>
      <text:p text:style-name="P51">copy the mongod.conf <text:span text:style-name="T21">in /etc</text:span></text:p>
      <text:p text:style-name="P45">copy the empty evse db via FTP <text:span text:style-name="T22">in /var/lib/mongodb</text:span></text:p>
      <text:p text:style-name="P52">sudo chown -R mongodb:mongodb /var/log/mongodb/*.* <text:span text:style-name="T23">-R</text:span></text:p>
      <text:p text:style-name="P11"/>
      <text:p text:style-name="P53">sudo service mongod start</text:p>
      <text:p text:style-name="P53">sudo /usr/lib/systemd/systemd-sysv-install enable mongod</text:p>
      <text:p text:style-name="P54">sudo systemctl enable mongod.service</text:p>
      <text:p text:style-name="P54"/>
      <text:p text:style-name="P55">import the data</text:p>
      <text:p text:style-name="P54"/>
      <text:p text:style-name="P10">Install <text:span text:style-name="T24">RobotMongo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monospace"/>
    <style:font-face style:name="Lohit Devanagari1" svg:font-family="'Lohit Devanagari'"/>
    <style:font-face style:name="UbuntuMono" svg:font-family="UbuntuMon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3:51:21.467393432</meta:creation-date>
    <dc:date>2018-03-30T09:56:26.578962532</dc:date>
    <meta:editing-duration>PT10H4M21S</meta:editing-duration>
    <meta:editing-cycles>95</meta:editing-cycles>
    <meta:generator>LibreOffice/5.3.7.2.0$Linux_X86_64 LibreOffice_project/30$Build-2</meta:generator>
    <meta:document-statistic meta:table-count="0" meta:image-count="0" meta:object-count="0" meta:page-count="2" meta:paragraph-count="61" meta:word-count="231" meta:character-count="1975" meta:non-whitespace-character-count="1804"/>
  </office:meta>
</office:document-meta>
</file>